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0.484cm" fo:margin-left="-1.191cm" fo:margin-top="0.101cm" fo:margin-bottom="0.3cm" table:align="left"/>
    </style:style>
    <style:style style:name="Tableau1.A" style:family="table-column">
      <style:table-column-properties style:column-width="6.197cm"/>
    </style:style>
    <style:style style:name="Tableau1.B" style:family="table-column">
      <style:table-column-properties style:column-width="8.114cm"/>
    </style:style>
    <style:style style:name="Tableau1.C" style:family="table-column">
      <style:table-column-properties style:column-width="6.1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officeooo:paragraph-rsid="001d2fda"/>
    </style:style>
    <style:style style:name="P3" style:family="paragraph" style:parent-style-name="Table_20_Contents">
      <style:paragraph-properties fo:text-align="center" style:justify-single-word="false"/>
      <style:text-properties officeooo:paragraph-rsid="002e9ad2"/>
    </style:style>
    <style:style style:name="P4" style:family="paragraph" style:parent-style-name="Heading">
      <style:text-properties officeooo:rsid="001d2fda" officeooo:paragraph-rsid="001d2fda"/>
    </style:style>
    <style:style style:name="P5" style:family="paragraph" style:parent-style-name="Standard" style:list-style-name="L1">
      <style:text-properties officeooo:rsid="0032024b" officeooo:paragraph-rsid="0032024b"/>
    </style:style>
    <style:style style:name="P6" style:family="paragraph" style:parent-style-name="Standard" style:list-style-name="L2">
      <style:text-properties officeooo:rsid="0032024b" officeooo:paragraph-rsid="0032024b"/>
    </style:style>
    <style:style style:name="P7" style:family="paragraph" style:parent-style-name="Text_20_body" style:list-style-name="L3">
      <style:text-properties officeooo:paragraph-rsid="00270461"/>
    </style:style>
    <style:style style:name="P8" style:family="paragraph" style:parent-style-name="Text_20_body" style:list-style-name="L4">
      <style:text-properties fo:font-weight="bold" officeooo:rsid="001fccde" style:font-weight-asian="bold" style:font-weight-complex="bold"/>
    </style:style>
    <style:style style:name="P9" style:family="paragraph" style:parent-style-name="Text_20_body" style:list-style-name="L4">
      <style:text-properties fo:font-weight="bold" officeooo:rsid="0032024b" officeooo:paragraph-rsid="0032024b" style:font-weight-asian="bold" style:font-weight-complex="bold"/>
    </style:style>
    <style:style style:name="P10" style:family="paragraph" style:parent-style-name="Text_20_body" style:list-style-name="L4">
      <style:text-properties fo:font-weight="normal" officeooo:rsid="0032024b" officeooo:paragraph-rsid="0032024b" style:font-weight-asian="normal" style:font-weight-complex="normal"/>
    </style:style>
    <style:style style:name="P11" style:family="paragraph" style:parent-style-name="Text_20_body" style:list-style-name="L4">
      <style:text-properties fo:font-weight="normal" officeooo:rsid="0033cf06" officeooo:paragraph-rsid="0033cf06" style:font-weight-asian="normal" style:font-weight-complex="normal"/>
    </style:style>
    <style:style style:name="T1" style:family="text">
      <style:text-properties officeooo:rsid="001d2f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695" style:font-weight-asian="bold" style:font-weight-complex="bold"/>
    </style:style>
    <style:style style:name="T4" style:family="text">
      <style:text-properties fo:font-weight="bold" officeooo:rsid="00270461" style:font-weight-asian="bold" style:font-weight-complex="bold"/>
    </style:style>
    <style:style style:name="T5" style:family="text">
      <style:text-properties fo:font-weight="bold" officeooo:rsid="002dfc5f" style:font-weight-asian="bold" style:font-weight-complex="bold"/>
    </style:style>
    <style:style style:name="T6" style:family="text">
      <style:text-properties style:font-name="Lato1" fo:font-size="13pt" fo:font-weight="bold" officeooo:rsid="0025f695" style:font-size-asian="10.5pt" style:font-weight-asian="bold" style:font-weight-complex="bold"/>
    </style:style>
    <style:style style:name="T7" style:family="text">
      <style:text-properties style:font-name="Lato1" fo:font-size="12pt" officeooo:rsid="002c5007" style:font-size-asian="10.5pt"/>
    </style:style>
    <style:style style:name="T8" style:family="text">
      <style:text-properties style:font-name="Lato1" fo:font-size="12pt" officeooo:rsid="002e9ad2" style:font-size-asian="10.5pt"/>
    </style:style>
    <style:style style:name="T9" style:family="text">
      <style:text-properties style:font-name="Lato1" fo:font-size="12pt" officeooo:rsid="00305708" style:font-size-asian="10.5pt"/>
    </style:style>
    <style:style style:name="T10" style:family="text">
      <style:text-properties officeooo:rsid="00270461"/>
    </style:style>
    <style:style style:name="T11" style:family="text">
      <style:text-properties officeooo:rsid="002c5007"/>
    </style:style>
    <style:style style:name="T12" style:family="text">
      <style:text-properties officeooo:rsid="002e9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33cm" svg:y="-1.499cm" svg:width="2.275cm" svg:height="0.794cm" draw:z-index="0"><draw:image xlink:href="Pictures/10000000000000560000001EC7A902C5CA082181.png" xlink:type="simple" xlink:show="embed" xlink:actuate="onLoad" draw:mime-type="image/png"/></draw:frame>Organiser une réunion</text:p>
      <text:list xml:id="list3681667542" text:style-name="L3">
        <text:list-item>
          <text:p text:style-name="P7"><text:span text:style-name="T3">Si </text:span><text:span text:style-name="T4">v</text:span><text:span text:style-name="T3">ous organisez une réunion </text:span><text:span text:style-name="T5">de travail</text:span><text:span text:style-name="T3">, </text:span><text:span text:style-name="T4">que devez-vous préparer et à quoi devez-vous penser avant, pendant et après la réunion ?</text:span><text:span text:style-name="T10"><text:line-break/>Répondez dans le tableau ci-dessous :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<text:span text:style-name="T6">A</text:span><text:span text:style-name="T2">vant la réunion</text:span></text:p>
          </table:table-cell>
          <table:table-cell table:style-name="Tableau1.A1" office:value-type="string">
            <text:p text:style-name="P2"><text:span text:style-name="T6">P</text:span><text:span text:style-name="T2">endant la réunion</text:span></text:p>
          </table:table-cell>
          <table:table-cell table:style-name="Tableau1.C1" office:value-type="string">
            <text:p text:style-name="P2"><text:span text:style-name="T6">A</text:span><text:span text:style-name="T2">près la réunion</text:span></text:p>
          </table:table-cell>
        </table:table-row>
        <table:table-row>
          <table:table-cell table:style-name="Tableau1.A2" office:value-type="string">
            <text:p text:style-name="P2">4 à <text:span text:style-name="T9">7</text:span> <text:span text:style-name="T1">points <text:line-break/></text:span><text:span text:style-name="T12">liés aux aspects </text:span><text:span text:style-name="T1">matériel</text:span><text:span text:style-name="T12">s</text:span><text:span text:style-name="T1">, humain</text:span><text:span text:style-name="T12">s</text:span><text:span text:style-name="T1"> et réflexi</text:span><text:span text:style-name="T8">fs</text:span></text:p>
          </table:table-cell>
          <table:table-cell table:style-name="Tableau1.A2" office:value-type="string">
            <text:p text:style-name="P3"><text:span text:style-name="T7">7</text:span> à 1<text:span text:style-name="T7">4</text:span> <text:span text:style-name="T1">points </text:span><text:span text:style-name="T11">selon les réunions</text:span><text:span text:style-name="T1"><text:line-break/></text:span><text:span text:style-name="T12">liés aux aspects </text:span><text:span text:style-name="T1">matériel</text:span><text:span text:style-name="T12">s</text:span><text:span text:style-name="T1">, humain</text:span><text:span text:style-name="T12">s</text:span><text:span text:style-name="T1"> et réflexi</text:span><text:span text:style-name="T8">fs</text:span></text:p>
          </table:table-cell>
          <table:table-cell table:style-name="Tableau1.C2" office:value-type="string">
            <text:p text:style-name="P3">2 à 3 <text:span text:style-name="T1">points <text:line-break/></text:span><text:span text:style-name="T12">liés aux aspects </text:span><text:span text:style-name="T1">matériel</text:span><text:span text:style-name="T12">s</text:span><text:span text:style-name="T1">, humain</text:span><text:span text:style-name="T12">s</text:span><text:span text:style-name="T1"> et réflexi</text:span><text:span text:style-name="T8">fs</text:span></text:p>
          </table:table-cell>
        </table:table-row>
        <table:table-row>
          <table:table-cell table:style-name="Tableau1.A2" office:value-type="string">
            <text:list xml:id="list3820258674" text:style-name="L1">
              <text:list-item>
                <text:p text:style-name="P5">Définitions objectifs claires</text:p>
              </text:list-item>
              <text:list-item>
                <text:p text:style-name="P5">Convocation</text:p>
              </text:list-item>
              <text:list-item>
                <text:p text:style-name="P5">Choix du lieu</text:p>
              </text:list-item>
              <text:list-item>
                <text:p text:style-name="P5">Préparation matérielle</text:p>
              </text:list-item>
            </text:list>
          </table:table-cell>
          <table:table-cell table:style-name="Tableau1.A2" office:value-type="string">
            <text:list xml:id="list1558735333" text:style-name="L2">
              <text:list-item>
                <text:p text:style-name="P6">Orientation vers les objectifs</text:p>
              </text:list-item>
              <text:list-item>
                <text:p text:style-name="P6">Gestion du temps</text:p>
              </text:list-item>
              <text:list-item>
                <text:p text:style-name="P6">Écoute active</text:p>
              </text:list-item>
              <text:list-item>
                <text:p text:style-name="P6">Résumé périodique</text:p>
              </text:list-item>
              <text:list-item>
                <text:p text:style-name="P6">Documenter les actions</text:p>
              </text:list-item>
              <text:list-item>
                <text:p text:style-name="P6">Prise de notes</text:p>
              </text:list-item>
            </text:list>
          </table:table-cell>
          <table:table-cell table:style-name="Tableau1.C2" office:value-type="string">
            <text:list xml:id="list92324059424589" text:continue-numbering="true" text:style-name="L2">
              <text:list-item>
                <text:p text:style-name="P6">Récapitulatif</text:p>
              </text:list-item>
              <text:list-item>
                <text:p text:style-name="P6">Collecte des retours</text:p>
              </text:list-item>
              <text:list-item>
                <text:p text:style-name="P6">Archivage des documents</text:p>
              </text:list-item>
            </text:list>
          </table:table-cell>
        </table:table-row>
      </table:table>
      <text:list xml:id="list2166798244" text:style-name="L4">
        <text:list-item>
          <text:p text:style-name="P8">Quels sont les deux inconvénients principaux des réunions ?</text:p>
          <text:list>
            <text:list-item>
              <text:list>
                <text:list-item>
                  <text:list>
                    <text:list-item>
                      <text:p text:style-name="P10">La perte de temps pour les réunions mal planifiées et non structurées</text:p>
                    </text:list-item>
                    <text:list-item>
                      <text:p text:style-name="P10">Le manque d’efficacité si les objectifs ne sont pas clairement définis</text:p>
                      <text:p text:style-name="P9"/>
                    </text:list-item>
                  </text:list>
                </text:list-item>
              </text:list>
            </text:list-item>
          </text:list>
        </text:list-item>
        <text:list-item>
          <text:p text:style-name="P8">Pourquoi sont-elles néanmoins indispensables ?</text:p>
          <text:list>
            <text:list-item>
              <text:list>
                <text:list-item>
                  <text:list>
                    <text:list-item>
                      <text:p text:style-name="P10">Communication en temps réel</text:p>
                    </text:list-item>
                    <text:list-item>
                      <text:p text:style-name="P10">Prise de décision collective</text:p>
                    </text:list-item>
                    <text:list-item>
                      <text:p text:style-name="P10">Feedback immédiat</text:p>
                    </text:list-item>
                    <text:list-item>
                      <text:p text:style-name="P11">Souder une équip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.101cm" fo:margin-right="0.101cm" fo:margin-top="0cm" fo:margin-bottom="0.199cm" style:contextual-spacing="false" fo:text-align="justify" style:justify-single-word="false" fo:orphans="2" fo:widows="2" fo:text-indent="0cm" style:auto-text-indent="false" style:page-number="auto"/>
      <style:text-properties style:font-name="Lato1" fo:font-family="Lato" style:font-style-name="Normal" style:font-pitch="variable" fo:font-size="12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ato" fo:font-family="Lato" style:font-style-name="Gra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9cm" style:contextual-spacing="false" fo:text-align="justify" style:justify-single-word="false" fo:orphans="2" fo:widows="2" fo:text-indent="1.401cm" style:auto-text-indent="false" style:page-number="auto"/>
      <style:text-properties style:font-name="Lato1" fo:font-family="Lato" style:font-style-name="Normal" style:font-pitch="variable" fo:font-size="13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.5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Lato1" fo:font-family="Lato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c9211e" loext:opacity="100%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27T15:02:55.460233995</meta:creation-date>
    <meta:editing-duration>PT3H32M35S</meta:editing-duration>
    <meta:editing-cycles>19</meta:editing-cycles>
    <meta:generator>LibreOffice/7.3.7.2$Linux_X86_64 LibreOffice_project/30$Build-2</meta:generator>
    <dc:title>cours</dc:title>
    <dc:date>2023-12-21T09:23:23.192736714</dc:date>
    <meta:document-statistic meta:table-count="1" meta:image-count="1" meta:object-count="0" meta:page-count="1" meta:paragraph-count="30" meta:word-count="182" meta:character-count="1054" meta:non-whitespace-character-count="922"/>
    <meta:template xlink:type="simple" xlink:actuate="onRequest" xlink:title="cours" xlink:href="../../../../../../../.config/libreoffice/4/user/template/cours1.ott" meta:date="2017-11-27T15:02:55.277952091"/>
  </office:meta>
</office:document-meta>
</file>